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CCCC"/>
    </style:style>
    <style:style style:name="ce6" style:family="table-cell" style:parent-style-name="Default" style:data-style-name="N0">
      <style:table-cell-properties fo:background-color="#FF7C80"/>
    </style:style>
    <style:style style:name="co1" style:family="table-column">
      <style:table-column-properties fo:break-before="auto" style:column-width="16.959791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404 lnks</text:p>
          </table:table-cell>
          <table:table-cell office:value-type="string" table:style-name="ce2">
            <text:p>Checked</text:p>
          </table:table-cell>
          <table:table-cell office:value-type="string" table:style-name="ce2">
            <text:p>Found</text:p>
          </table:table-cell>
          <table:table-cell office:value-type="string" table:style-name="ce2">
            <text:p>commen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<text:s text:c="2"/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dren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gath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irstrikeMark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ienvsPredator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liedMarin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ternate/GibDeath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a/Amulets&amp;Arm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a/Anachronox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a/AnkhofLif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ostas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prenticeofDSpari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balestotAncie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chon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morSe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ugmentedArachnotr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byCac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aphometsEy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eachUmbrella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eheadedKamikaz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erserk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ackandGreen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ood1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lood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Ghost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lust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yChai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yHead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koftheDead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tsoftheNorth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<text:s text:c="2"/>https://github.com/smeghammer/r_mirror/raw/master/b/BracersofForce.zip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Seems to be the correct filename. Check again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1">
            <text:p><text:s text:c="2"/>https://github.com/smeghammer/r_mirror/raw/master/b/BronzeLight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from BronzeLamp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urningCorpse(Doo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urningCorpse(Hexen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olanter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i(sli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u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Vol2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eramicPottery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handelier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<text:s text:c="2"/>https://github.com/smeghammer/r_mirror/raw/master/c/Chasm-TheRiftBetaPack.zip</text:p>
          </table:table-cell>
          <table:table-cell office:value-type="string" table:style-name="ce6">
            <text:p>y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enamed. May not be the correct one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1">
            <text:p><text:s text:c="2"/>https://github.com/smeghammer/r_mirror/raw/master/c/CheshireCacodemo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c/Chicke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c/ClockTowerBel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oreTentacl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imsonBanner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usadersOfMight&amp;Magic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c/CultoftheSerpentStaff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yberdemonGo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ggerfall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ikatana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is .7z - may not be correc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<text:s text:c="2"/>https://github.com/smeghammer/r_mirror/raw/master/d/DarkBase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d/DBIGFONTPlai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ad/SwampTre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d/DeadGenera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monicDro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ployableSentryGu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centI&amp;II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tructibleFantasyProp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vilWorm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oge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sciple(withmelee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 text:c="2"/>https://github.com/smeghammer/r_mirror/raw/master/d/Doom64Light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64Torch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PotpourriTex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<text:s text:c="2"/>https://github.com/smeghammer/r_mirror/raw/master/d/DoomRPGGhou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SmallfontSqua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TerrainSplash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1">
            <text:p><text:s text:c="2"/>https://github.com/smeghammer/r_mirror/raw/master/d/DoomTexturesforDoomII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d/DoubleDamageSphere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d/DrDoctor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3D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Atomic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d/DukeNukemBig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d/DukeNukemSmall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d/Dusks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e/Ember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e/EnemyDolls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nhancedCacodem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nlightening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nlightening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rratic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ternalDoomResourc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vilEye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e/ExplosionsnStuff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at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nalDoom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REBLU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rePillars(Doom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rePillars(Hexen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rePillars(Strife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ireSerpen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leshFeast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leshPilla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leshSpaw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loorandCeilingLanter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o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odBarrel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rcefieldLaserbeam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rmerScientistsPack2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ountainofRejuvena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f/FusionArachno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ardenTre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argoyleWin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argoyleWing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hostbustersDoom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oldenFleeceSheep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oreDecor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othic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g/Gray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alf-Lif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andoftheWraith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adlessZombieScientis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avyCarbineZombiema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avyMetalFAKKII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llBas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llPaladi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llsFur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llsGuar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reticIITextures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h/HexenTree&amp;LeafVarian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conoftheRave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Condense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Te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Upp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dUpperBol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KPack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mpaledMarin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mpalerCrossbow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mprovedDBigFont+Varian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i/IWadBrightmap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j/Jackbomb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k/Karasawa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ameduk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argeBloodContai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aserArena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avab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egendoftheSevenPaladi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ightColumn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iquidFountai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ordofHeres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l/Lycanthrop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chine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geslayerTextures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gicSpark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gicSquirre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gnetSaw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lic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pDevelopment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rineSupply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skofTerro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axPayne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edieval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ementwo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inecraftia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iniplicit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m/MysteriesotSith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ailbor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ailborgCommando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ecrodomeBarrel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ightmareAnimations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ightmar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MNCorpVol1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MNCorpVol2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oir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oughtPointFou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n/NuclearMissileLaunch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o/Ogro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o/OilBarre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o/Outlaw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almtrees(burntstumps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almtre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atchedUp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entacleofProjec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hobosRock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ipeBomb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lagueImp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lasmaRepeat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tionofFireResistanc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tionVarian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werGlob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werslav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werStim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owerUpRing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SXFireSki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syr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p/Pump-Action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d-Shotgun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2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Chain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iver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di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inSimp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coloredDoom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turnToCastleWolfenstein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volver(PS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Regenera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the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otNerveGasLaunch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seoftheTriad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Pi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ZombieII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merosDoomDumpGo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epterofSoul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eamsScreamsScream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ollofHellfi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eawee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dowWarrio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rkwith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ellKi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irtlessBeheadedMarin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ilve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kullCand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BloodContai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trees&amp;bus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lidSnake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ul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le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inedGlassWindow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lagmitesandStalactit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TrekEliteForce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vingRa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rongholdPowerPa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erDem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plyBo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ystemShock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alismanoftheDepth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kWa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leportSmokeSpaw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hunderF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meoftheForsake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oMuchBrow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ch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mentstein3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rashCa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ACSnip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eadKnight(dualaxe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ying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maker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DoomEdi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Flat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TNTPyro-Cann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v/VariousDoomKey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ll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ndofEmb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rlordofHe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itchav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olfH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x/XtraLite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Doom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ombiePlasmaScientis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46 https://github.com/smeghammer/r_mirror/raw/master/a/ActionMachine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0 https://github.com/smeghammer/r_mirror/raw/master/a/ASMDShock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1 https://github.com/smeghammer/r_mirror/raw/master/a/Auto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3 https://github.com/smeghammer/r_mirror/raw/master/b/BRP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4 https://github.com/smeghammer/r_mirror/raw/master/b/BaphometsHea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0 https://github.com/smeghammer/r_mirror/raw/master/b/Butcher(Gun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2 https://github.com/smeghammer/r_mirror/raw/master/c/ClaymoreMin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7 https://github.com/smeghammer/r_mirror/raw/master/d/Doom25SS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0 https://github.com/smeghammer/r_mirror/raw/master/d/DualBarrelLas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7 https://github.com/smeghammer/r_mirror/raw/master/f/FistsofFur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84 https://github.com/smeghammer/r_mirror/raw/master/g/Gatling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91 https://github.com/smeghammer/r_mirror/raw/master/h/HeavyChaingun.zip</text:p>
          </table:table-cell>
          <table:table-cell table:number-columns-repeated="16383"/>
        </table:table-row>
        <table:table-row table:number-rows-repeated="1048301" table:style-name="ro1">
          <table:table-cell table:number-columns-repeated="16384"/>
        </table:table-row>
      </table:table>
      <table:database-ranges>
        <table:database-range table:target-range-address="Sheet1.A1:Sheet1.A27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0T20:44:06Z</dc:date>
    <meta:editing-duration>PT0S</meta:editing-duration>
  </office:meta>
</office:document-meta>
</file>